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9.414cm"/>
    </style:style>
    <style:style style:name="Таблица2.B" style:family="table-column">
      <style:table-column-properties style:column-width="8.58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1pt" officeooo:paragraph-rsid="000ffb74" style:font-size-asian="11pt" style:font-name-complex="Times New Roman" style:font-size-complex="11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5" style:family="paragraph" style:parent-style-name="Standard">
      <style:paragraph-properties style:text-autospace="none"/>
      <style:text-properties style:font-name="Times New Roman" fo:font-size="11pt" officeooo:paragraph-rsid="0015757b" style:font-size-asian="11pt" style:font-name-complex="Times New Roman" style:font-size-complex="11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 New Roman" fo:font-size="11pt" officeooo:paragraph-rsid="0015757b" style:font-size-asian="11pt" style:font-name-complex="Times New Roman" style:font-size-complex="11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weight="bold" officeooo:paragraph-rsid="0016d40c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line-height="115%" fo:text-align="justify" style:justify-single-word="false"/>
    </style:style>
    <style:style style:name="P14" style:family="paragraph" style:parent-style-name="Standard">
      <style:text-properties officeooo:paragraph-rsid="0015757b"/>
    </style:style>
    <style:style style:name="P15" style:family="paragraph" style:parent-style-name="Standard">
      <style:text-properties fo:font-weight="bold" officeooo:paragraph-rsid="000ffb74" style:font-weight-asian="bold" style:font-weight-complex="bold"/>
    </style:style>
    <style:style style:name="P16" style:family="paragraph" style:parent-style-name="Table_20_Contents">
      <style:text-properties style:font-name="Liberation Serif" fo:font-size="12pt" officeooo:rsid="000ffb74" officeooo:paragraph-rsid="0015757b" style:font-size-asian="12pt" style:font-size-complex="12pt"/>
    </style:style>
    <style:style style:name="P17" style:family="paragraph" style:parent-style-name="Table_20_Contents">
      <style:text-properties style:font-name="Liberation Serif" fo:font-size="12pt" officeooo:paragraph-rsid="0015757b" style:font-size-asian="12pt" style:font-name-complex="Times New Roman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style="normal" fo:font-weight="bold" officeooo:paragraph-rsid="0016d40c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1" style:family="paragraph" style:parent-style-name="Standard">
      <style:text-properties officeooo:rsid="000ffb74" officeooo:paragraph-rsid="000ffb74"/>
    </style:style>
    <style:style style:name="P22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25" style:family="paragraph" style:parent-style-name="Standard">
      <style:paragraph-properties fo:text-align="justify" style:justify-single-word="false" style:text-autospace="none"/>
    </style:style>
    <style:style style:name="P2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paragraph-properties fo:text-align="start" style:justify-single-word="false" style:writing-mode="lr-tb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199cm" style:auto-text-indent="false"/>
      <style:text-properties style:font-name="Liberation Serif" fo:font-size="12pt" officeooo:rsid="000ffb74" officeooo:paragraph-rsid="00184a98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Liberation Serif" fo:font-size="12pt" officeooo:paragraph-rsid="00184a98" style:font-size-asian="12pt" style:font-name-complex="Times New Roman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Liberation Serif" fo:font-size="12pt" officeooo:paragraph-rsid="00184a98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Times New Roman" fo:font-size="11pt" style:font-size-asian="11pt" style:font-name-complex="Times New Roman" style:font-size-complex="11pt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position="super 58%" style:font-name="Times New Roman" fo:font-size="10pt" style:font-size-asian="10pt" style:font-name-complex="Times New Roman" style:font-size-complex="10pt"/>
    </style:style>
    <style:style style:name="T6" style:family="text">
      <style:text-properties style:text-position="super 58%" fo:font-size="10pt" style:font-size-asian="10pt" style:font-name-complex="Times New Roman" style:font-size-complex="10pt"/>
    </style:style>
    <style:style style:name="T7" style:family="text">
      <style:text-properties style:text-position="super 58%" style:font-name-complex="Times New Roman"/>
    </style:style>
    <style:style style:name="T8" style:family="text">
      <style:text-properties style:font-name="Times New Roman" fo:font-size="11pt" style:font-size-asian="11pt" style:font-name-complex="Times New Roman" style:font-size-complex="11pt"/>
    </style:style>
    <style:style style:name="T9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10" style:family="text">
      <style:text-properties fo:color="#0000ee" style:text-underline-style="solid" style:text-underline-width="auto" style:text-underline-color="font-color"/>
    </style:style>
    <style:style style:name="T11" style:family="text">
      <style:text-properties fo:color="#0000ee" style:text-underline-style="solid" style:text-underline-width="auto" style:text-underline-color="font-color" officeooo:rsid="0015757b"/>
    </style:style>
    <style:style style:name="T12" style:family="text">
      <style:text-properties style:font-name-complex="Times New Roman"/>
    </style:style>
    <style:style style:name="T13" style:family="text">
      <style:text-properties officeooo:rsid="0015757b" style:font-name-complex="Times New Roman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Arial" fo:font-size="7pt" style:font-size-asian="7pt"/>
    </style:style>
    <style:style style:name="T17" style:family="text">
      <style:text-properties fo:font-size="7pt" style:font-size-asian="7pt"/>
    </style:style>
    <style:style style:name="T18" style:family="text">
      <style:text-properties style:font-name="Times New Roman" fo:font-size="10pt" style:font-size-asian="10pt" style:font-name-complex="Times New Roman" style:font-size-complex="10pt"/>
    </style:style>
    <style:style style:name="T19" style:family="text">
      <style:text-properties style:font-name="Times New Roman" fo:font-size="10pt" fo:language="ru" fo:country="RU" style:font-size-asian="10pt" style:font-name-complex="Times New Roman" style:font-size-complex="10pt"/>
    </style:style>
    <style:style style:name="T20" style:family="text">
      <style:text-properties style:font-name="Times New Roman" fo:font-size="10pt" fo:language="en" fo:country="US" style:font-size-asian="10pt" style:font-name-complex="Times New Roman" style:font-size-complex="10pt"/>
    </style:style>
    <style:style style:name="T21" style:family="text">
      <style:text-properties fo:font-size="10pt" style:font-size-asian="10pt" style:font-name-complex="Times New Roman" style:font-size-complex="10pt"/>
    </style:style>
    <style:style style:name="T22" style:family="text">
      <style:text-properties fo:font-size="10pt" fo:language="ru" fo:country="RU" style:font-size-asian="10pt" style:font-name-complex="Times New Roman" style:font-size-complex="10pt"/>
    </style:style>
    <style:style style:name="T23" style:family="text">
      <style:text-properties fo:font-size="10pt" fo:language="en" fo:country="US" style:font-size-asian="10pt" style:font-name-complex="Times New Roman" style:font-size-complex="10pt"/>
    </style:style>
    <style:style style:name="T24" style:family="text">
      <style:text-properties style:font-name-complex="Times New Roman"/>
    </style:style>
    <style:style style:name="T25" style:family="text">
      <style:text-properties fo:language="ru" fo:country="RU" style:font-name-complex="Times New Roman"/>
    </style:style>
    <style:style style:name="T26" style:family="text">
      <style:text-properties fo:language="en" fo:country="US" style:font-name-complex="Times New Roman"/>
    </style:style>
    <style:style style:name="T27" style:family="text">
      <style:text-properties style:text-position="0% 100%" style:font-name="Times New Roman" fo:font-size="10pt" style:font-size-asian="10pt" style:font-name-complex="Times New Roman" style:font-size-complex="10pt"/>
    </style:style>
    <style:style style:name="T28" style:family="text">
      <style:text-properties style:text-position="0% 100%" fo:font-size="10pt" style:font-size-asian="10pt" style:font-name-complex="Times New Roman" style:font-size-complex="10pt"/>
    </style:style>
    <style:style style:name="T29" style:family="text">
      <style:text-properties style:text-position="0% 100%" style:font-name-complex="Times New Roman"/>
    </style:style>
    <style:style style:name="T30" style:family="text">
      <style:text-properties fo:color="#000000"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31" style:family="text">
      <style:text-properties fo:color="#000000" style:text-position="super 58%"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32" style:family="text">
      <style:text-properties fo:color="#000000" style:text-position="0% 100%"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" style:family="text">
      <style:text-properties style:font-name="Times New Roman" fo:font-size="10pt" style:font-size-asian="10pt" style:font-name-complex="Times New Roman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6">Растворитeль для UV-лака S&amp;H TechnoUV Solvent 52</text:p>
      <text:p text:style-name="P27"/>
      <text:p text:style-name="P1">Области применения: <text:span text:style-name="T11">Трубная </text:span><text:span text:style-name="T10">промышленность</text:span></text:p>
      <text:p text:style-name="P1"><text:span text:style-name="T10"/></text:p>
      <text:p text:style-name="P28"><text:span text:style-name="T12">Активный разбавитель-</text:span><text:span text:style-name="T25">растворитель</text:span><text:span text:style-name="T12"> <text:s text:c="2"/></text:span><text:span text:style-name="T26">S</text:span><text:span text:style-name="T12">&amp;</text:span><text:span text:style-name="T26">H TechnoUV</text:span><text:span text:style-name="T25">Solvent 5</text:span><text:span text:style-name="T26">2 </text:span><text:span text:style-name="T12"><text:s/></text:span><text:span text:style-name="T25">представля</text:span><text:span text:style-name="T26">ет</text:span><text:span text:style-name="T12"> собой однокомпонентную систему, состоящую из <text:s/>низкомолекулярных мономеров с двойными связями. Применяется для промышленной <text:s text:c="2"/>очистки распыляющих установок <text:s/>окрасочного оборудования, инструмента и деталей <text:s/>при <text:s text:c="2"/>смене <text:s/>УФ- отверждаемых лаков <text:s/>и цвета УФ- отверждаемых красок. <text:s/>Необходимо производить промывку окрасочного оборудования, чтобы избежать засора в фильтрах, шлангах, сопле. <text:s/></text:span></text:p>
      <text:p text:style-name="P16"><text:tab/></text:p>
      <text:p text:style-name="P1"/>
      <text:p text:style-name="P15">Общие свойства</text:p>
      <text:p text:style-name="P30"><text:span text:style-name="T12">- высокая температура вспышки (143</text:span><text:span text:style-name="T7">0 </text:span><text:span text:style-name="T29">С)</text:span><text:span text:style-name="T12"> <text:s/>активного разбавителя-растворителя <text:s text:c="2"/>S&amp;H TechnoUVSolvent 52 <text:s text:c="2"/>позволяет выполнять <text:s/>необходимые требования пожарной безопасности согласно правилам пожарной безопасности в Российской Федерации</text:span></text:p>
      <text:p text:style-name="P29"><text:span text:style-name="T12">- является активным разбавителем <text:s/>для </text:span><text:span text:style-name="T26">UV</text:span><text:span text:style-name="T12"> -отверждаемых материалов, <text:s/>и после промывки остатки в окрасочной системе активного разбавителя <text:s/>не <text:s/>нарушают технологический процесс нанесения <text:s/></text:span><text:span text:style-name="T25">и отверждения <text:s/></text:span><text:span text:style-name="T26">UV</text:span><text:span text:style-name="T25"> -отверждаемых материалов .</text:span></text:p>
      <text:p text:style-name="Standard"/>
      <text:p text:style-name="P12"><text:span text:style-name="T14">Физико-химические свойства (при температуре 20</text:span><text:span text:style-name="T4">0</text:span><text:span text:style-name="T14">С)</text:span></text:p>
      <text:p text:style-name="P1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Наименование показателя</text:p>
          </table:table-cell>
          <table:table-cell table:style-name="Таблица2.A1" office:value-type="string">
            <text:p text:style-name="P3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23">Внешний вид <text:s/>,цвет <text:s text:c="11"/></text:p>
          </table:table-cell>
          <table:table-cell table:style-name="Таблица2.A1" office:value-type="string">
            <text:p text:style-name="P22">Чистая прозрачная жидкость</text:p>
          </table:table-cell>
        </table:table-row>
        <table:table-row table:style-name="Таблица2.1">
          <table:table-cell table:style-name="Таблица2.A1" office:value-type="string">
            <text:p text:style-name="P25"><text:span text:style-name="Основной_20_шрифт_20_абзаца"><text:span text:style-name="T30">Удельная плотность,г/см</text:span></text:span><text:span text:style-name="Основной_20_шрифт_20_абзаца"><text:span text:style-name="T31">3</text:span></text:span></text:p>
            <text:p text:style-name="P25"><text:span text:style-name="Основной_20_шрифт_20_абзаца"><text:span text:style-name="T32">при температуре 25</text:span></text:span><text:span text:style-name="Основной_20_шрифт_20_абзаца"><text:span text:style-name="T31">0</text:span></text:span><text:span text:style-name="Основной_20_шрифт_20_абзаца"><text:span text:style-name="T32">С</text:span></text:span></text:p>
          </table:table-cell>
          <table:table-cell table:style-name="Таблица2.A1" office:value-type="string">
            <text:p text:style-name="P24">1,1-1,11</text:p>
          </table:table-cell>
        </table:table-row>
        <table:table-row table:style-name="Таблица2.1">
          <table:table-cell table:style-name="Таблица2.A4" office:value-type="string">
            <text:p text:style-name="P25"><text:span text:style-name="Основной_20_шрифт_20_абзаца"><text:span text:style-name="T30">Коэффициент преломления</text:span></text:span></text:p>
            <text:p text:style-name="P25"><text:span text:style-name="Основной_20_шрифт_20_абзаца"><text:span text:style-name="T32">при температуре 25</text:span></text:span><text:span text:style-name="Основной_20_шрифт_20_абзаца"><text:span text:style-name="T31">0</text:span></text:span><text:span text:style-name="Основной_20_шрифт_20_абзаца"><text:span text:style-name="T32">С</text:span></text:span></text:p>
          </table:table-cell>
          <table:table-cell table:style-name="Таблица2.A4" office:value-type="string">
            <text:p text:style-name="P24">1.5140 - 1.5190</text:p>
          </table:table-cell>
        </table:table-row>
        <table:table-row table:style-name="Таблица2.1">
          <table:table-cell table:style-name="Таблица2.A4" office:value-type="string">
            <text:p text:style-name="P23">Вязкость <text:s/>по Brookfield, <text:s/>мРа*с,не менее </text:p>
            <text:p text:style-name="P25"><text:span text:style-name="Основной_20_шрифт_20_абзаца"><text:span text:style-name="T32">при температуре 25</text:span></text:span><text:span text:style-name="Основной_20_шрифт_20_абзаца"><text:span text:style-name="T31">0</text:span></text:span><text:span text:style-name="Основной_20_шрифт_20_абзаца"><text:span text:style-name="T32">С</text:span></text:span></text:p>
          </table:table-cell>
          <table:table-cell table:style-name="Таблица2.A4" office:value-type="string">
            <text:p text:style-name="P24">15 </text:p>
          </table:table-cell>
        </table:table-row>
        <table:table-row table:style-name="Таблица2.1">
          <table:table-cell table:style-name="Таблица2.A4" office:value-type="string">
            <text:p text:style-name="P23">Кислотное число,мг КОН / г</text:p>
          </table:table-cell>
          <table:table-cell table:style-name="Таблица2.A4" office:value-type="string">
            <text:p text:style-name="P19"><text:span text:style-name="T33">≤ </text:span><text:span text:style-name="T18">0,5 </text:span></text:p>
          </table:table-cell>
        </table:table-row>
        <table:table-row table:style-name="Таблица2.1">
          <table:table-cell table:style-name="Таблица2.A4" office:value-type="string">
            <text:p text:style-name="P23">Содержание влаги,% </text:p>
          </table:table-cell>
          <table:table-cell table:style-name="Таблица2.A4" office:value-type="string">
            <text:p text:style-name="P19"><text:span text:style-name="T33">≤ </text:span><text:span text:style-name="T18">0,1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7T14:43:54.890064691</dc:date>
    <meta:editing-duration>PT52M15S</meta:editing-duration>
    <meta:editing-cycles>7</meta:editing-cycles>
    <meta:generator>LibreOffice/6.1.2.1$Linux_X86_64 LibreOffice_project/10$Build-1</meta:generator>
    <meta:document-statistic meta:table-count="1" meta:image-count="0" meta:object-count="0" meta:page-count="1" meta:paragraph-count="25" meta:word-count="164" meta:character-count="1394" meta:non-whitespace-character-count="1205"/>
  </office:meta>
</office:document-meta>
</file>